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1pt"/>
    </style:style>
    <style:style style:name="co2" style:family="table-column">
      <style:table-column-properties fo:break-before="auto" style:column-width="68.85pt"/>
    </style:style>
    <style:style style:name="co3" style:family="table-column">
      <style:table-column-properties fo:break-before="auto" style:column-width="101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0.16pt"/>
    </style:style>
    <style:style style:name="co6" style:family="table-column">
      <style:table-column-properties fo:break-before="auto" style:column-width="11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2"/>
        <table:table-row table:style-name="ro1">
          <table:table-cell table:style-name="Default" office:value-type="string" calcext:value-type="string">
            <text:p>Nb. snapshots</text:p>
          </table:table-cell>
          <table:table-cell table:style-name="Default" office:value-type="string" calcext:value-type="string">
            <text:p>SVD sampler</text:p>
          </table:table-cell>
          <table:table-cell table:style-name="Default" office:value-type="string" calcext:value-type="string">
            <text:p>Nb. training samples</text:p>
          </table:table-cell>
          <table:table-cell table:style-name="Default" office:value-type="string" calcext:value-type="string">
            <text:p>NN sampler</text:p>
          </table:table-cell>
          <table:table-cell table:style-name="Default" office:value-type="string" calcext:value-type="string">
            <text:p>Opt. Training algorithm</text:p>
          </table:table-cell>
          <table:table-cell table:style-name="Default" office:value-type="string" calcext:value-type="string">
            <text:p>Opt. nb. hidden neurons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6" calcext:value-type="float">
            <text:p>6</text:p>
          </table:table-cell>
          <table:table-cell table:formula="of:=9.756793*10^-6" office:value-type="float" office:value="0.000009756793" calcext:value-type="float">
            <text:p>9.7568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9" calcext:value-type="float">
            <text:p>9</text:p>
          </table:table-cell>
          <table:table-cell table:formula="of:=2.4825*10^-8" office:value-type="float" office:value="0.000000024825" calcext:value-type="float">
            <text:p>2.4825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1" calcext:value-type="float">
            <text:p>11</text:p>
          </table:table-cell>
          <table:table-cell table:formula="of:=7.9789*10^-10" office:value-type="float" office:value="0.00000000079789" calcext:value-type="float">
            <text:p>7.9789E-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8" calcext:value-type="float">
            <text:p>18</text:p>
          </table:table-cell>
          <table:table-cell table:formula="of:=6.9179*10^-12" office:value-type="float" office:value="0.0000000000069179" calcext:value-type="float">
            <text:p>6.9179E-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6" calcext:value-type="float">
            <text:p>16</text:p>
          </table:table-cell>
          <table:table-cell table:formula="of:=1.7444*10^-13" office:value-type="float" office:value="0.00000000000017444" calcext:value-type="float">
            <text:p>1.7444E-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8" calcext:value-type="float">
            <text:p>18</text:p>
          </table:table-cell>
          <table:table-cell table:formula="of:=3.4083*10^-14" office:value-type="float" office:value="0.000000000000034083" calcext:value-type="float">
            <text:p>3.4083E-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20" calcext:value-type="float">
            <text:p>20</text:p>
          </table:table-cell>
          <table:table-cell table:formula="of:=2.2565*10^-15" office:value-type="float" office:value="2.2565E-015" calcext:value-type="float">
            <text:p>2.2565E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21" calcext:value-type="float">
            <text:p>21</text:p>
          </table:table-cell>
          <table:table-cell table:formula="of:=4.9382*10^-16" office:value-type="float" office:value="4.9382E-016" calcext:value-type="float">
            <text:p>4.9382E-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4" calcext:value-type="float">
            <text:p>4</text:p>
          </table:table-cell>
          <table:table-cell table:formula="of:=3.1513*10^-3" office:value-type="float" office:value="0.0031513" calcext:value-type="float">
            <text:p>3.1513E-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6" calcext:value-type="float">
            <text:p>6</text:p>
          </table:table-cell>
          <table:table-cell table:formula="of:=2.1928*10^-5" office:value-type="float" office:value="0.000021928" calcext:value-type="float">
            <text:p>2.1928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1" calcext:value-type="float">
            <text:p>11</text:p>
          </table:table-cell>
          <table:table-cell table:formula="of:=1.1725*10^-8" office:value-type="float" office:value="0.000000011725" calcext:value-type="float">
            <text:p>1.1725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0" calcext:value-type="float">
            <text:p>10</text:p>
          </table:table-cell>
          <table:table-cell table:formula="of:=5.3215*10^-9" office:value-type="float" office:value="0.0000000053215" calcext:value-type="float">
            <text:p>5.3215E-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5" calcext:value-type="float">
            <text:p>15</text:p>
          </table:table-cell>
          <table:table-cell table:formula="of:=1.6702*10^-9" office:value-type="float" office:value="0.0000000016702" calcext:value-type="float">
            <text:p>1.6702E-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0" calcext:value-type="float">
            <text:p>10</text:p>
          </table:table-cell>
          <table:table-cell table:formula="of:=7.4229*10^-9" office:value-type="float" office:value="0.0000000074229" calcext:value-type="float">
            <text:p>7.4229E-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8" calcext:value-type="float">
            <text:p>18</text:p>
          </table:table-cell>
          <table:table-cell table:formula="of:=1.5316*10^-13" office:value-type="float" office:value="0.00000000000015316" calcext:value-type="float">
            <text:p>1.5316E-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6" calcext:value-type="float">
            <text:p>16</text:p>
          </table:table-cell>
          <table:table-cell table:formula="of:=7.7125*10^-11" office:value-type="float" office:value="0.000000000077125" calcext:value-type="float">
            <text:p>7.7125E-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6" calcext:value-type="float">
            <text:p>6</text:p>
          </table:table-cell>
          <table:table-cell table:formula="of:=9.0135*10^-6" office:value-type="float" office:value="0.0000090135" calcext:value-type="float">
            <text:p>9.0135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9" calcext:value-type="float">
            <text:p>9</text:p>
          </table:table-cell>
          <table:table-cell table:formula="of:=1.5806*10^-8" office:value-type="float" office:value="0.000000015806" calcext:value-type="float">
            <text:p>1.5806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1" calcext:value-type="float">
            <text:p>11</text:p>
          </table:table-cell>
          <table:table-cell table:formula="of:=2.9424*10^-10" office:value-type="float" office:value="0.00000000029424" calcext:value-type="float">
            <text:p>2.9424E-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7" calcext:value-type="float">
            <text:p>17</text:p>
          </table:table-cell>
          <table:table-cell table:formula="of:=8.909*10^-14" office:value-type="float" office:value="0.00000000000008909" calcext:value-type="float">
            <text:p>8.9090E-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6" calcext:value-type="float">
            <text:p>16</text:p>
          </table:table-cell>
          <table:table-cell table:formula="of:=2.4792*10^-13" office:value-type="float" office:value="0.00000000000024792" calcext:value-type="float">
            <text:p>2.4792E-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8" calcext:value-type="float">
            <text:p>18</text:p>
          </table:table-cell>
          <table:table-cell table:formula="of:=3.8307*10^-14" office:value-type="float" office:value="0.000000000000038307" calcext:value-type="float">
            <text:p>3.8307E-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22" calcext:value-type="float">
            <text:p>22</text:p>
          </table:table-cell>
          <table:table-cell table:formula="of:=8.1865*10^-15" office:value-type="float" office:value="8.1865E-015" calcext:value-type="float">
            <text:p>8.1865E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21" calcext:value-type="float">
            <text:p>21</text:p>
          </table:table-cell>
          <table:table-cell table:formula="of:=1.0967*10^-15" office:value-type="float" office:value="1.0967E-015" calcext:value-type="float">
            <text:p>1.0967E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6" calcext:value-type="float">
            <text:p>6</text:p>
          </table:table-cell>
          <table:table-cell table:formula="of:=1.6257*10^-5" office:value-type="float" office:value="0.000016257" calcext:value-type="float">
            <text:p>1.6257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8" calcext:value-type="float">
            <text:p>8</text:p>
          </table:table-cell>
          <table:table-cell table:formula="of:=4.3398*10^-5" office:value-type="float" office:value="0.000043398" calcext:value-type="float">
            <text:p>4.3398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0" calcext:value-type="float">
            <text:p>10</text:p>
          </table:table-cell>
          <table:table-cell table:formula="of:=2.211*10^-8" office:value-type="float" office:value="0.00000002211" calcext:value-type="float">
            <text:p>2.2110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1" calcext:value-type="float">
            <text:p>11</text:p>
          </table:table-cell>
          <table:table-cell table:formula="of:=9.401*10^-10" office:value-type="float" office:value="0.0000000009401" calcext:value-type="float">
            <text:p>9.4010E-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1" calcext:value-type="float">
            <text:p>11</text:p>
          </table:table-cell>
          <table:table-cell table:formula="of:=8.4239*10^-10" office:value-type="float" office:value="0.00000000084239" calcext:value-type="float">
            <text:p>8.4239E-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0" calcext:value-type="float">
            <text:p>10</text:p>
          </table:table-cell>
          <table:table-cell table:formula="of:=1.7047*10^-8" office:value-type="float" office:value="0.000000017047" calcext:value-type="float">
            <text:p>1.7047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2" calcext:value-type="float">
            <text:p>12</text:p>
          </table:table-cell>
          <table:table-cell table:formula="of:=6.9872*10^-11" office:value-type="float" office:value="0.000000000069872" calcext:value-type="float">
            <text:p>6.9872E-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5" calcext:value-type="float">
            <text:p>15</text:p>
          </table:table-cell>
          <table:table-cell table:formula="of:=5.5367*10^-13" office:value-type="float" office:value="0.00000000000055367" calcext:value-type="float">
            <text:p>5.5367E-13</text:p>
          </table:table-cell>
        </table:table-row>
        <table:table-row table:style-name="ro1">
          <table:table-cell table:style-name="Default" table:number-columns-repeated="6"/>
          <table:table-cell table:style-name="ce3"/>
        </table:table-row>
        <table:table-row table:style-name="ro1">
          <table:table-cell table:style-name="Default" table:number-columns-repeated="6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47:20.890125000</meta:creation-date>
    <dc:date>2017-02-28T09:09:32.541088000</dc:date>
    <meta:editing-duration>PT12S</meta:editing-duration>
    <meta:editing-cycles>1</meta:editing-cycles>
    <meta:document-statistic meta:table-count="1" meta:cell-count="231" meta:object-count="0"/>
    <meta:generator>LibreOffice/5.3.0.3$MacOSX_X86_64 LibreOffice_project/7074905676c47b82bbcfbea1aeefc84afe1c50e1</meta:generator>
  </office:meta>
</office:document-meta>
</file>